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D80000028E37AED6D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1cm" svg:stroke-color="#800000" draw:marker-start="Extrémité_20_de_20_ligne_20_4" draw:marker-end="" draw:fill="none" draw:fill-color="#ffffff" draw:textarea-horizontal-align="center" draw:textarea-vertical-align="middle" fo:padding-top="0.049cm" fo:padding-bottom="0.049cm" fo:padding-left="0.049cm" fo:padding-right="0.049cm"/>
    </style:style>
    <style:style style:name="gr3" style:family="graphic" style:parent-style-name="standard">
      <style:graphic-properties draw:stroke="solid" draw:marker-start="Extrémité_20_de_20_ligne_20_4" draw:marker-end="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8.999cm" svg:height="12.6cm" svg:x="1cm" svg:y="8.4cm">
          <draw:image xlink:href="Pictures/10000201000003D80000028E37AED6D6.png" xlink:type="simple" xlink:show="embed" xlink:actuate="onLoad">
            <text:p/>
          </draw:image>
        </draw:frame>
        <draw:ellipse draw:style-name="gr2" draw:text-style-name="P2" draw:layer="layout" svg:width="2.998cm" svg:height="0.799cm" svg:x="2.802cm" svg:y="19.701cm">
          <text:p/>
        </draw:ellipse>
        <draw:line draw:style-name="gr3" draw:text-style-name="P2" draw:layer="layout" svg:x1="7cm" svg:y1="17.5cm" svg:x2="4.5cm" svg:y2="2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Extrémité_20_de_20_ligne_20_4" draw:display-name="Extrémité de ligne 4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Didier Roche</meta:initial-creator>
    <meta:creation-date>2007-05-10T17:36:23</meta:creation-date>
    <dc:creator>Gabriel Pelouze</dc:creator>
    <dc:date>2010-04-23T00:23:50</dc:date>
    <meta:editing-cycles>3</meta:editing-cycles>
    <meta:editing-duration>PT2M41S</meta:editing-duration>
    <meta:document-statistic meta:object-count="3"/>
    <meta:user-defined meta:name="Info 1"/>
    <meta:user-defined meta:name="Info 2"/>
    <meta:user-defined meta:name="Info 3"/>
    <meta:user-defined meta:name="Info 4"/>
  </office:meta>
</office:document-meta>
</file>